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968" officeooo:paragraph-rsid="000ca968"/>
    </style:style>
    <style:style style:name="P2" style:family="paragraph" style:parent-style-name="Standard">
      <style:text-properties fo:font-weight="bold" officeooo:rsid="000d8615" officeooo:paragraph-rsid="000d8615" style:font-weight-asian="bold" style:font-weight-complex="bold"/>
    </style:style>
    <style:style style:name="P3" style:family="paragraph" style:parent-style-name="Standard">
      <style:text-properties fo:font-weight="normal" officeooo:rsid="000d8615" officeooo:paragraph-rsid="000d8615" style:font-weight-asian="normal" style:font-weight-complex="normal"/>
    </style:style>
    <style:style style:name="P4" style:family="paragraph" style:parent-style-name="Standard">
      <style:text-properties officeooo:rsid="000d8615" officeooo:paragraph-rsid="000d8615"/>
    </style:style>
    <style:style style:name="P5" style:family="paragraph" style:parent-style-name="Standard">
      <style:text-properties fo:font-weight="bold" officeooo:rsid="000ca968" officeooo:paragraph-rsid="000ca968" style:font-weight-asian="bold" style:font-weight-complex="bold"/>
    </style:style>
    <style:style style:name="P6" style:family="paragraph" style:parent-style-name="Standard">
      <style:text-properties fo:font-weight="bold" officeooo:rsid="000ca968" officeooo:paragraph-rsid="001144f9" style:font-weight-asian="bold" style:font-weight-complex="bold"/>
    </style:style>
    <style:style style:name="P7" style:family="paragraph" style:parent-style-name="Standard">
      <style:text-properties fo:font-weight="bold" officeooo:rsid="001144f9" officeooo:paragraph-rsid="001144f9" style:font-weight-asian="bold" style:font-weight-complex="bold"/>
    </style:style>
    <style:style style:name="P8" style:family="paragraph" style:parent-style-name="Standard">
      <style:text-properties fo:font-style="normal" fo:font-weight="bold" officeooo:rsid="000ca968" officeooo:paragraph-rsid="000ca968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d8615" officeooo:paragraph-rsid="000d8615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0d8615" officeooo:paragraph-rsid="000d861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dcb60" officeooo:paragraph-rsid="000d861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dcb60" officeooo:paragraph-rsid="000dcb6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ca968" officeooo:paragraph-rsid="000ca96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144f9" officeooo:paragraph-rsid="001144f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0ca968" officeooo:paragraph-rsid="000ca968"/>
    </style:style>
    <style:style style:name="P16" style:family="paragraph" style:parent-style-name="Standard">
      <style:text-properties fo:font-weight="normal" officeooo:rsid="001144f9" officeooo:paragraph-rsid="001144f9" style:font-weight-asian="normal" style:font-weight-complex="normal"/>
    </style:style>
    <style:style style:name="P17" style:family="paragraph" style:parent-style-name="Standard">
      <style:text-properties officeooo:rsid="000d8615" officeooo:paragraph-rsid="000d8615"/>
    </style:style>
    <style:style style:name="P18" style:family="paragraph" style:parent-style-name="Standard">
      <style:text-properties fo:color="#0000cc" fo:font-weight="bold" officeooo:rsid="001144f9" officeooo:paragraph-rsid="001144f9" style:font-weight-asian="bold" style:font-weight-complex="bold"/>
    </style:style>
    <style:style style:name="P19" style:family="paragraph" style:parent-style-name="Standard">
      <style:text-properties fo:color="#0000cc" fo:font-weight="normal" officeooo:rsid="001144f9" officeooo:paragraph-rsid="001144f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ca96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dcb60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cc"/>
    </style:style>
    <style:style style:name="T11" style:family="text">
      <style:text-properties fo:color="#0000cc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implementação do teste foi utilizado a ferramenta Maven, que foi utilizada junto ao eclipse, última versão, Oxygen. </text:p>
      <text:p text:style-name="P1">Foi utilizado também o servidor web Tomcat 8.5, e o servidor de banco de dados mysql 5.7.</text:p>
      <text:p text:style-name="P1"/>
      <text:p text:style-name="P1"><text:span text:style-name="T9">1º - Importação do projeto para o eclipse:</text:span></text:p>
      <text:p text:style-name="P5"/>
      <text:p text:style-name="P7"><text:span text:style-name="T10">OBS:</text:span> <text:span text:style-name="T11">Antes de importar o projeto para o eclipse é aconselhável copiar o diretório “repository” que está no repositório do github para dentro do diretório .m2 do computador.</text:span></text:p>
      <text:p text:style-name="P18"/>
      <text:p text:style-name="P19">Caso seja no Windows para encontrar o diretório .m2 basta ir no disco local, procurar pelo diretório usuários, e procurar pelo diretório do usuário local da máquina, depois é só procurar pelo diretório .m2 e fazer a cópia.</text:p>
      <text:p text:style-name="P19"/>
      <text:p text:style-name="P19">Caso seja no linux o diretório .m2 fica na pasta pessoal do usuário. Para que i diretório .m2 fique visível basta pressionar as teclas CTRL+H, e procurar pela mesma. Então basta fazer a cópia.</text:p>
      <text:p text:style-name="P19">No diretório “repository” encontram-se várias dependências que a aplicação utiliza, por isso desta recomendação.</text:p>
      <text:p text:style-name="P6"/>
      <text:p text:style-name="P1"><text:span text:style-name="T8">Após </text:span>clonar ou fazer o download do repositório do projeto no github para o diretório de <text:span text:style-name="T1">workspace</text:span><text:span text:style-name="T3"> do eclipse, basta ir no eclipse </text:span><text:span text:style-name="T4">“File&gt;Import...”</text:span><text:span text:style-name="T5">, no campo de busca, procurar por </text:span><text:span text:style-name="T4">Maven </text:span><text:span text:style-name="T5">ou </text:span><text:span text:style-name="T4">Existing Maven Projects</text:span><text:span text:style-name="T5">, e dar </text:span><text:span text:style-name="T4">Next</text:span><text:span text:style-name="T5">.</text:span></text:p>
      <text:p text:style-name="P1"><text:span text:style-name="T5">Na próxima janela, deve-se definir o diretório de </text:span><text:span text:style-name="T2">workspace </text:span><text:span text:style-name="T5">do eclipse, então basta marcar a caixa de seleção do repositório e clicar em </text:span><text:span text:style-name="T4">Finish.</text:span></text:p>
      <text:p text:style-name="P8"/>
      <text:p text:style-name="P8">2º – Configuração do Apache TomCat:</text:p>
      <text:p text:style-name="P10"/>
      <text:p text:style-name="P3"><text:span text:style-name="T3">Na aba “Server” do eclipse, basta clicar com o botão direito do mouse e selecionar “</text:span><text:span text:style-name="T4">New&gt;Server”</text:span><text:span text:style-name="T3">, na janela que abrir basta procurar pelo Tomcat 8.5 e dar </text:span><text:span text:style-name="T4">Next.</text:span><text:span text:style-name="T3"> </text:span></text:p>
      <text:p text:style-name="P3"><text:span text:style-name="T3">Na próxima janela, basta adicionar o projeto e então clicar em </text:span><text:span text:style-name="T4">Finish.</text:span></text:p>
      <text:p text:style-name="P10"/>
      <text:p text:style-name="P9">3º – Configurações do Mysql:</text:p>
      <text:p text:style-name="P4"><text:span text:style-name="T5"/></text:p>
      <text:p text:style-name="P4"><text:span text:style-name="T5">Para que a aplicação consiga conectar ao servidor de banco de dados, o usuário e senha de acesso ao Mysql devem ser respectivamente, “root” e “root</text:span><text:span text:style-name="T6">”.</text:span></text:p>
      <text:p text:style-name="P4"><text:span text:style-name="T6">N</text:span><text:span text:style-name="T5">o diretório SQL do repositório do projeto, existe um script sql “script.sql” que gera a base de dados e popula algumas tabelas com alguns dados para testes da ferramenta.</text:span></text:p>
      <text:p text:style-name="P4"><text:span text:style-name="T5"/></text:p>
      <text:p text:style-name="P7"><text:span text:style-name="T3">4º – Atualizar diretório do projeto</text:span></text:p>
      <text:p text:style-name="P16"><text:span text:style-name="T3"/></text:p>
      <text:p text:style-name="P14">Depois de feitas as configurações acima, talvez fique algumas dependências faltantes. Então para garantir que a aplicação funcione, basta no eclipse pressionar as teclas ALT+F5, marcar a caixa de seleção do projeto e clicar em “OK”, para fazer as atualizações necessárias.</text:p>
      <text:p text:style-name="P10"/>
      <text:p text:style-name="P10"/>
      <text:p text:style-name="P9">Informações sobre a aplicação</text:p>
      <text:p text:style-name="P9"/>
      <text:p text:style-name="P10">O diretório das páginas da aplicação web ficam no caminho “src/main/webapp/pages”.</text:p>
      <text:p text:style-name="P10"/>
      <text:p text:style-name="P10">Existe uma página para cadastro de setores, <text:s/>“setores.xthtml”, caso haja necessidade de criação de mais setores.</text:p>
      <text:p text:style-name="P10"/>
      <text:p text:style-name="P10"><text:soft-page-break/>Existe uma página para cadastro de cargos, “cargos.xhtml”, caso haja necessidade de criação de mais cargos.</text:p>
      <text:p text:style-name="P10"/>
      <text:p text:style-name="P2"><text:span text:style-name="T5">A página “funcionarios.xhtml” faz o cadastro e exibição dos funcionários, </text:span><text:span text:style-name="T7">bem como a edição e remoção e funcionários,</text:span><text:span text:style-name="T5"> conforme solicitado. Também é possível fazer </text:span><text:span text:style-name="T7">a busca por nome do funcionário, pelo cpf, pelo cargo ou setor.</text:span></text:p>
      <text:p text:style-name="P11"/>
      <text:p text:style-name="P12">A página “emprestimos.xhtml” faz o cadastro e exibição de empréstimos, bem como é possível ver detalhes de cada empréstimo através do botão “ver detalhes”. Onde ao clicar em “ver detalhes” é possível além de visualizar informações sobre as parcelas do empréstimo, também é possível baixar <text:s/>parcelas do mesmo.</text:p>
      <text:p text:style-name="P12"/>
      <text:p text:style-name="P12">A página “parcelas.xhtml” lista todas as parcelas já registradas na base de dados, onde é possível fazer a baixa das mesmas. Caso seja necessário visualizar somente parcelas que ainda não foram baixadas, deve-se fazer uso de um seletor de datas, que fica no topo da página, onde deve ser informado o intervalo de datas de vigência das parcelas afim de buscá-las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0:43:19.290000000</meta:creation-date>
    <dc:date>2017-11-25T23:45:06.699000000</dc:date>
    <meta:editing-duration>PT37M3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24" meta:word-count="561" meta:character-count="3465" meta:non-whitespace-character-count="2921"/>
  </office:meta>
</office:document-meta>
</file>